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17in"/>
    </style:style>
    <style:style style:name="co3" style:family="table-column">
      <style:table-column-properties fo:break-before="auto" style:column-width="1.7807in"/>
    </style:style>
    <style:style style:name="co4" style:family="table-column">
      <style:table-column-properties fo:break-before="auto" style:column-width="4.1516in"/>
    </style:style>
    <style:style style:name="co5" style:family="table-column">
      <style:table-column-properties fo:break-before="auto" style:column-width="3.3862in"/>
    </style:style>
    <style:style style:name="co7" style:family="table-column">
      <style:table-column-properties fo:break-before="auto" style:column-width="4.0311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9327in" fo:break-before="auto" style:use-optimal-row-height="true"/>
    </style:style>
    <style:style style:name="ro4" style:family="table-row">
      <style:table-row-properties style:row-height="0.4764in" fo:break-before="auto" style:use-optimal-row-height="true"/>
    </style:style>
    <style:style style:name="ro5" style:family="table-row">
      <style:table-row-properties style:row-height="0.7043in" fo:break-before="auto" style:use-optimal-row-height="true"/>
    </style:style>
    <style:style style:name="ro6" style:family="table-row">
      <style:table-row-properties style:row-height="1.1917in" fo:break-before="auto" style:use-optimal-row-height="false"/>
    </style:style>
    <style:style style:name="ro8" style:family="table-row">
      <style:table-row-properties style:row-height="0.7772in" fo:break-before="auto" style:use-optimal-row-height="false"/>
    </style:style>
    <style:style style:name="ro9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style:font-size-asian="14pt" style:font-size-complex="14pt"/>
    </style:style>
    <style:style style:name="ce3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/>
    </style:style>
    <style:style style:name="ce4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 style:font-size-asian="14pt" style:font-size-complex="14pt"/>
    </style:style>
    <style:style style:name="ce5" style:family="table-cell" style:parent-style-name="Default" style:data-style-name="N84">
      <style:table-cell-properties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6" style:family="table-cell" style:parent-style-name="Default" style:data-style-name="N84">
      <style:table-cell-properties fo:background-color="#99ccff" style:text-align-source="fix" style:repeat-content="false" fo:wrap-option="wrap" style:vertical-align="top"/>
      <style:paragraph-properties fo:text-align="start" fo:margin-left="0in"/>
      <style:text-properties style:font-name="Arial1" fo:font-size="14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8" style:family="table-cell" style:parent-style-name="Default">
      <style:table-cell-properties fo:background-color="#99ccff"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2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8" table:default-cell-style-name="ce1"/>
        <table:table-row table:style-name="ro2">
          <table:table-cell office:value-type="string">
            <text:p>REQUEST NO.</text:p>
          </table:table-cell>
          <table:table-cell table:style-name="ce2" office:value-type="string">
            <text:p>REQUESTOR</text:p>
          </table:table-cell>
          <table:table-cell table:style-name="ce2" office:value-type="string">
            <text:p>REQUEST DATE</text:p>
          </table:table-cell>
          <table:table-cell table:style-name="ce2" office:value-type="string">
            <text:p>REQUEST</text:p>
          </table:table-cell>
          <table:table-cell table:style-name="ce2" office:value-type="string">
            <text:p>REQUEST JUSTIFICATION</text:p>
          </table:table-cell>
          <table:table-cell table:style-name="ce2" office:value-type="string">
            <text:p>RESOLUTION/NOTES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@type on graphic</text:p>
          </table:table-cell>
          <table:table-cell table:style-name="ce2"/>
          <table:table-cell table:style-name="ce2" office:value-type="string">
            <text:p>Add @type on surface and zone instead, restricting graphic to use of @internetmedia? <text:s/>Use @n instead of adding @type?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"within" in data.PLACE</text:p>
          </table:table-cell>
          <table:table-cell table:style-name="ce2"/>
          <table:table-cell table:style-name="ce2" office:value-type="string">
            <text:p>Conflicts with data.PLACE usage in clef.dis</text:p>
          </table:table-cell>
          <table:table-cell table:number-columns-repeated="1018"/>
        </table:table-row>
        <table:table-row table:style-name="ro4">
          <table:table-cell office:value-type="float" office:value="3">
            <text:p>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sameAs, copyOf, etc. attributes</text:p>
          </table:table-cell>
          <table:table-cell table:style-name="ce2"/>
          <table:table-cell table:style-name="ce9" office:value-type="string">
            <text:p><text:span text:style-name="T1">Added copyof, sameas, and synch </text:span><text:span text:style-name="T1">attribute to att.common.anl in</text:span><text:span text:style-name="T2"> </text:span><text:span text:style-name="T1">19b.1/RNG <text:s/>9/17/09</text:span></text:p>
          </table:table-cell>
          <table:table-cell table:number-columns-repeated="1018"/>
        </table:table-row>
        <table:table-row table:style-name="ro4">
          <table:table-cell office:value-type="float" office:value="4">
            <text:p>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att.link.common and href attributes in xlink namespace </text:p>
          </table:table-cell>
          <table:table-cell table:style-name="ce2"/>
          <table:table-cell table:style-name="ce2" office:value-type="string">
            <text:p>Added to 19b.1/RNG <text:s/>10/21/09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ut ID attribute in xml namespac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5">
          <table:table-cell office:value-type="float" office:value="6">
            <text:p>6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synch on when in order to point from when back into transcription</text:p>
          </table:table-cell>
          <table:table-cell table:style-name="ce2"/>
          <table:table-cell table:style-name="ce2" office:value-type="string">
            <text:p>“synch” is not the proper name here. See #3. Used “data” instead, similar to @data on source.</text:p>
          </table:table-cell>
          <table:table-cell table:number-columns-repeated="1018"/>
        </table:table-row>
        <table:table-row table:style-name="ro4">
          <table:table-cell office:value-type="float" office:value="7">
            <text:p>7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create “non-sung text” element in order to accommodate spoken dialog</text:p>
          </table:table-cell>
          <table:table-cell table:style-name="ce2"/>
          <table:table-cell table:style-name="ce2" office:value-type="string">
            <text:p>use MEI &lt;anchoredtext&gt;, &lt;dir&gt;, or elements from model.textcomponentLike?</text:p>
          </table:table-cell>
          <table:table-cell table:number-columns-repeated="101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?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add @type on tie/slur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5">
          <table:table-cell office:value-type="float" office:value="9">
            <text:p>9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join (?) attribute on measure for indicating another measure that metrically completes the current one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change "15va" to "15ma"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1">
            <text:p>11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8-11">
            <text:p>2009-08-11</text:p>
          </table:table-cell>
          <table:table-cell table:style-name="ce2" office:value-type="string">
            <text:p>add "15mb" ("quindicesima bassa") in @clef.trans</text:p>
          </table:table-cell>
          <table:table-cell table:style-name="ce2"/>
          <table:table-cell table:style-name="ce2" office:value-type="string">
            <text:p>no longer necessary; see #13</text:p>
          </table:table-cell>
          <table:table-cell table:number-columns-repeated="1018"/>
        </table:table-row>
        <table:table-row table:style-name="ro4">
          <table:table-cell office:value-type="float" office:value="12">
            <text:p>12</text:p>
          </table:table-cell>
          <table:table-cell table:style-name="ce2" office:value-type="string">
            <text:p>Sapp</text:p>
          </table:table-cell>
          <table:table-cell table:style-name="ce4" office:value-type="date" office:date-value="2009-07-31">
            <text:p>2009-07-31</text:p>
          </table:table-cell>
          <table:table-cell table:style-name="ce2" office:value-type="string">
            <text:p>provide for multiple expan lists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4">
          <table:table-cell office:value-type="float" office:value="13">
            <text:p>13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17">
            <text:p>2009-08-17</text:p>
          </table:table-cell>
          <table:table-cell table:style-name="ce2" office:value-type="string">
            <text:p>replace @clef.trans (and similar places) with @dis and @dis.place 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4">
            <text:p>14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4">
            <text:p>2009-08-24</text:p>
          </table:table-cell>
          <table:table-cell table:style-name="ce2" office:value-type="string">
            <text:p>@numbase datatype = positiveInteger not duration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8-25">
            <text:p>2009-08-25</text:p>
          </table:table-cell>
          <table:table-cell table:style-name="ce2" office:value-type="string">
            <text:p>add lem element to app</text:p>
          </table:table-cell>
          <table:table-cell table:style-name="ce2"/>
          <table:table-cell table:style-name="ce2" office:value-type="string">
            <text:p>Added to 19b.1/RNG 9/18/09</text:p>
          </table:table-cell>
          <table:table-cell table:number-columns-repeated="1018"/>
        </table:table-row>
        <table:table-row table:style-name="ro4">
          <table:table-cell office:value-type="float" office:value="16">
            <text:p>16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2">
            <text:p>2009-09-02</text:p>
          </table:table-cell>
          <table:table-cell table:style-name="ce2" office:value-type="string">
            <text:p>revise instrdef handling, see instrdefRevisionExample.mei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09-09-03">
            <text:p>2009-09-03</text:p>
          </table:table-cell>
          <table:table-cell table:style-name="ce2" office:value-type="string">
            <text:p>restrict midi.instrname to Gen. MIDI list</text:p>
          </table:table-cell>
          <table:table-cell table:style-name="ce2"/>
          <table:table-cell table:style-name="ce2" office:value-type="string">
            <text:p>Added to 19b.1/RNG <text:s/>9/17/09</text:p>
          </table:table-cell>
          <table:table-cell table:number-columns-repeated="1018"/>
        </table:table-row>
        <table:table-row table:style-name="ro4">
          <table:table-cell office:value-type="float" office:value="18">
            <text:p>18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fw, pgheadN, pgfootN</text:p>
          </table:table-cell>
          <table:table-cell table:style-name="ce2"/>
          <table:table-cell table:style-name="ce2" office:value-type="string">
            <text:p>Added to Modularized/shared_Module.rng 01/15/2010</text:p>
          </table:table-cell>
          <table:table-cell table:number-columns-repeated="101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Viglianti</text:p>
          </table:table-cell>
          <table:table-cell table:style-name="ce4" office:value-type="date" office:date-value="2009-09-07">
            <text:p>2009-09-07</text:p>
          </table:table-cell>
          <table:table-cell table:style-name="ce2" office:value-type="string">
            <text:p>app in tuplet (beam too?)</text:p>
          </table:table-cell>
          <table:table-cell table:style-name="ce2"/>
          <table:table-cell table:style-name="ce2" office:value-type="string">
            <text:p>Added <text:s/>to cmn_Module.rng 03/24/2010</text:p>
          </table:table-cell>
          <table:table-cell table:number-columns-repeated="1018"/>
        </table:table-row>
        <table:table-row table:style-name="ro5">
          <table:table-cell office:value-type="float" office:value="20">
            <text:p>20</text:p>
          </table:table-cell>
          <table:table-cell table:style-name="ce2" office:value-type="string">
            <text:p>Siegert</text:p>
          </table:table-cell>
          <table:table-cell table:style-name="ce4" office:value-type="date" office:date-value="2010-02-12">
            <text:p>2010-02-12</text:p>
          </table:table-cell>
          <table:table-cell table:style-name="ce2" office:value-type="string">
            <text:p>value “unknown” for @grace</text:p>
          </table:table-cell>
          <table:table-cell table:style-name="ce2" office:value-type="string">
            <text:p>Sometimes it's not possible to know a priori if a grace note is accented or unaccented.</text:p>
          </table:table-cell>
          <table:table-cell table:style-name="ce2" office:value-type="string">
            <text:p>Added to datatypes.rng 03/24/2010</text:p>
          </table:table-cell>
          <table:table-cell table:number-columns-repeated="1018"/>
        </table:table-row>
        <table:table-row table:style-name="ro4">
          <table:table-cell office:value-type="float" office:value="21">
            <text:p>21</text:p>
          </table:table-cell>
          <table:table-cell table:style-name="ce2" office:value-type="string">
            <text:p>Kepper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allow controlevent-like attributes (@staff, @tstamp, etc.) on artic</text:p>
          </table:table-cell>
          <table:table-cell table:style-name="ce2" office:value-type="string">
            <text:p>See JK's emails.</text:p>
          </table:table-cell>
          <table:table-cell table:style-name="ce2"/>
          <table:table-cell table:number-columns-repeated="1018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string">
            <text:p>Roland</text:p>
          </table:table-cell>
          <table:table-cell table:style-name="ce4" office:value-type="date" office:date-value="2010-03-04">
            <text:p>2010-03-04</text:p>
          </table:table-cell>
          <table:table-cell table:style-name="ce2" office:value-type="string">
            <text:p>2mei should create tie elements in addition to/rather than @tie attributes; 2mup should convert tie elements to Mup curve statements. </text:p>
          </table:table-cell>
          <table:table-cell table:style-name="ce2" office:value-type="string">
            <text:p>Better visual rendition. However, better visual rendition comes at the cost of less satisfactory automatic performance</text:p>
          </table:table-cell>
          <table:table-cell table:style-name="ce2" office:value-type="string">
            <text:p>Added to 2mei-2.2.3.xml 04/28/2010</text:p>
          </table:table-cell>
          <table:table-cell table:style-name="ce2" table:number-columns-repeated="1018"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Kepper</text:p>
          </table:table-cell>
          <table:table-cell table:style-name="ce5" office:value-type="date" office:date-value="2010-03-04">
            <text:p>2010-03-04</text:p>
          </table:table-cell>
          <table:table-cell office:value-type="string">
            <text:p>create history element containing a list of events. Model after EAD chronlist?</text:p>
          </table:table-cell>
          <table:table-cell office:value-type="string">
            <text:p>See JK's emails.</text:p>
          </table:table-cell>
          <table:table-cell office:value-type="string">
            <text:p>Added <text:s/>to header_Module.rng 03/24/2010</text:p>
          </table:table-cell>
          <table:table-cell table:number-columns-repeated="1018"/>
        </table:table-row>
        <table:table-row table:style-name="ro6">
          <table:table-cell office:value-type="float" office:value="24">
            <text:p>24</text:p>
          </table:table-cell>
          <table:table-cell office:value-type="string">
            <text:p>Selfridge-Field</text:p>
          </table:table-cell>
          <table:table-cell table:style-name="ce5" office:value-type="date" office:date-value="2010-03-04">
            <text:p>2010-03-04</text:p>
          </table:table-cell>
          <table:table-cell table:style-name="ce7" office:value-type="string">
            <text:p>frame entity (which is just an empty block of text space) would be great for accommodating stage instructions and some of kinky bits that turn up in unedited material.</text:p>
          </table:table-cell>
          <table:table-cell/>
          <table:table-cell office:value-type="string">
            <text:p>use MEI &lt;anchoredtext&gt;, &lt;dir&gt;, or elements from model.textcomponentLike</text:p>
          </table:table-cell>
          <table:table-cell table:number-columns-repeated="1018"/>
        </table:table-row>
        <table:table-row table:style-name="ro8">
          <table:table-cell table:style-name="ce3" office:value-type="string">
            <text:p>Requests to be handled in MEI ODD</text:p>
          </table:table-cell>
          <table:table-cell table:style-name="ce3"/>
          <table:table-cell table:style-name="ce6"/>
          <table:table-cell table:style-name="ce8"/>
          <table:table-cell table:style-name="ce3" table:number-columns-repeated="2"/>
          <table:table-cell table:number-columns-repeated="1018"/>
        </table:table-row>
        <table:table-row table:style-name="ro5">
          <table:table-cell office:value-type="float" office:value="25">
            <text:p>2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&lt;relateditem&gt; to &lt;source&gt;; modify schematron to allow @source to point to &lt;source&gt; or &lt;relateditem&gt;</text:p>
          </table:table-cell>
          <table:table-cell office:value-type="string">
            <text:p>Need to describe constituent intellectual parts of a bibliographic source or alternative versions</text:p>
          </table:table-cell>
          <table:table-cell table:number-columns-repeated="1019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&lt;accessdesc&gt; to &lt;accessrestrict&gt;</text:p>
          </table:table-cell>
          <table:table-cell office:value-type="string">
            <text:p>Better if name parallels &lt;userestrict&gt;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permit &lt;scoredef&gt; directly within &lt;part&gt;</text:p>
          </table:table-cell>
          <table:table-cell office:value-type="string">
            <text:p>&lt;part&gt; is a kind of score</text:p>
          </table:table-cell>
          <table:table-cell table:number-columns-repeated="1019"/>
        </table:table-row>
        <table:table-row table:style-name="ro5">
          <table:table-cell office:value-type="float" office:value="28">
            <text:p>2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att.source on mdiv, section, part, and perhaps staff and layer</text:p>
          </table:table-cell>
          <table:table-cell office:value-type="string">
            <text:p>Need ptr to metadata for encoding of composite materials, such as a collection of songs</text:p>
          </table:table-cell>
          <table:table-cell table:number-columns-repeated="1019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mods:mods&gt; as replacement/content for &lt;mei:filedesc&gt; and/or &lt;mei:sourcedesc&gt;?</text:p>
          </table:table-cell>
          <table:table-cell office:value-type="string">
            <text:p>Would allow users to employ MODS to describe the MEI file and/or its sources; re-use existing MODS or employ recognized standard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dd @authority to &lt;reg&gt;</text:p>
          </table:table-cell>
          <table:table-cell office:value-type="string">
            <text:p>Useful for authorized values</text:p>
          </table:table-cell>
          <table:table-cell table:number-columns-repeated="1019"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name date's @reg to @regdate</text:p>
          </table:table-cell>
          <table:table-cell office:value-type="string">
            <text:p>“reg” (“regularized form”) is confusing on names</text:p>
          </table:table-cell>
          <table:table-cell table:number-columns-repeated="1019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typos in &lt;list&gt; documentation: “as” = “a”, “of” = “or”</text:p>
          </table:table-cell>
          <table:table-cell table:number-columns-repeated="1020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solve problems with mei ns in schematron</text:p>
          </table:table-cell>
          <table:table-cell/>
          <table:table-cell office:value-type="string">
            <text:p>RV working on this</text:p>
          </table:table-cell>
          <table:table-cell table:number-columns-repeated="101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rewrite documentation for &lt;classcode&gt;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att.link.external on &lt;classcode&gt;</text:p>
          </table:table-cell>
          <table:table-cell table:number-columns-repeated="1020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fix sch:rule for @classcode – preceding not appropriate</text:p>
          </table:table-cell>
          <table:table-cell table:number-columns-repeated="1020"/>
        </table:table-row>
        <table:table-row table:style-name="ro5">
          <table:table-cell office:value-type="float" office:value="37">
            <text:p>37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TEI @ref != MEI @analog. Is MEI att.bibl = TEI att.canonical? Create MEI att.canonical? Add @analogURI to MEI's att.bibl?</text:p>
          </table:table-cell>
          <table:table-cell table:number-columns-repeated="1020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allow &lt;creation&gt; to be empty? <text:s/>Use zeroOrMore content model?</text:p>
          </table:table-cell>
          <table:table-cell table:number-columns-repeated="1020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oland</text:p>
          </table:table-cell>
          <table:table-cell table:style-name="ce5" office:value-type="date" office:date-value="2010-10-04">
            <text:p>2010-10-04</text:p>
          </table:table-cell>
          <table:table-cell office:value-type="string">
            <text:p>Create documentation for all MEI classes</text:p>
          </table:table-cell>
          <table:table-cell table:number-columns-repeated="1020"/>
        </table:table-row>
        <table:table-row table:style-name="ro9" table:number-rows-repeated="4">
          <table:table-cell table:number-columns-repeated="2"/>
          <table:table-cell table:style-name="ce5"/>
          <table:table-cell table:number-columns-repeated="1021"/>
        </table:table-row>
        <table:table-row table:style-name="ro9" table:number-rows-repeated="65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4">10/04/2010</text:date>, <text:time>14:5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rry Roland</meta:initial-creator>
    <meta:creation-date>2009-08-12T14:24:46.92</meta:creation-date>
    <dc:date>2010-10-04T14:59:09.45</dc:date>
    <meta:editing-duration>PT11H50M31S</meta:editing-duration>
    <meta:editing-cycles>40</meta:editing-cycles>
    <meta:generator>OpenOffice.org/3.2$Win32 OpenOffice.org_project/320m12$Build-9483</meta:generator>
    <dc:creator>Perry Roland</dc:creator>
    <meta:document-statistic meta:table-count="3" meta:cell-count="198" meta:object-count="0"/>
  </office:meta>
</office:document-meta>
</file>